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left="0.002cm solid #000000" fo:border-right="none" fo:border-top="0.002cm solid #000000" fo:border-bottom="0.002cm solid #000000"/>
    </style:style>
    <style:style style:name="表格1.B1" style:family="table-cell">
      <style:table-cell-properties fo:padding="0.097cm" fo:border="0.002cm solid #000000"/>
    </style:style>
    <style:style style:name="表格1.A2" style:family="table-cell">
      <style:table-cell-properties fo:padding="0.097cm" fo:border-left="0.002cm solid #000000" fo:border-right="none" fo:border-top="none" fo:border-bottom="0.002cm solid #000000"/>
    </style:style>
    <style:style style:name="表格1.B2" style:family="table-cell">
      <style:table-cell-properties fo:padding="0.097cm" fo:border-left="0.002cm solid #000000" fo:border-right="0.002cm solid #000000" fo:border-top="none" fo:border-bottom="0.002cm solid #000000"/>
    </style:style>
    <style:style style:name="P1" style:family="paragraph" style:parent-style-name="Table_20_Contents">
      <style:text-properties style:language-asian="zh" style:country-asian="TW"/>
    </style:style>
    <style:style style:name="P2" style:family="paragraph" style:parent-style-name="Table_20_Contents">
      <style:text-properties officeooo:paragraph-rsid="001b14c4" style:language-asian="zh" style:country-asian="TW"/>
    </style:style>
    <style:style style:name="P3" style:family="paragraph" style:parent-style-name="Table_20_Contents">
      <style:text-properties officeooo:paragraph-rsid="001b16de" style:language-asian="zh" style:country-asian="TW"/>
    </style:style>
    <style:style style:name="P4" style:family="paragraph" style:parent-style-name="Table_20_Contents">
      <style:text-properties officeooo:paragraph-rsid="001f4bb1" style:language-asian="zh" style:country-asian="TW"/>
    </style:style>
    <style:style style:name="T1" style:family="text">
      <style:text-properties style:language-asian="zh" style:country-asian="TW"/>
    </style:style>
    <style:style style:name="T2" style:family="text">
      <style:text-properties officeooo:rsid="001b0bd7" style:language-asian="zh" style:country-asian="TW"/>
    </style:style>
    <style:style style:name="T3" style:family="text">
      <style:text-properties officeooo:rsid="001cffb6" style:language-asian="zh" style:country-asian="TW"/>
    </style:style>
    <style:style style:name="T4" style:family="text">
      <style:text-properties officeooo:rsid="001b0bd7"/>
    </style:style>
    <style:style style:name="T5" style:family="text">
      <style:text-properties officeooo:rsid="001b14c4"/>
    </style:style>
    <style:style style:name="T6" style:family="text">
      <style:text-properties officeooo:rsid="001f0c87"/>
    </style:style>
    <style:style style:name="T7" style:family="text">
      <style:text-properties officeooo:rsid="001f4bb1"/>
    </style:style>
    <style:style style:name="T8" style:family="text">
      <style:text-properties officeooo:rsid="0024a6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表格1" table:style-name="表格1">
        <table:table-column table:style-name="表格1.A"/>
        <table:table-column table:style-name="表格1.B"/>
        <table:table-row>
          <table:table-cell table:style-name="表格1.A1" office:value-type="string">
            <text:p text:style-name="P1">01火狐再臨</text:p>
          </table:table-cell>
          <table:table-cell table:style-name="表格1.B1" office:value-type="string">
            <text:p text:style-name="P2">大家好，我是WM，Firefox在漫長的開發過程中，不斷地在功能上強化，在介面上演化、最後進化為Firefox四呈現在各位的眼前，我將在這裡為大家介紹Firefox四帶來的改變</text:p>
          </table:table-cell>
        </table:table-row>
        <table:table-row>
          <table:table-cell table:style-name="表格1.A2" office:value-type="string">
            <text:p text:style-name="Table_20_Contents">02 What's New</text:p>
          </table:table-cell>
          <table:table-cell table:style-name="表格1.B2" office:value-type="string">
            <text:p text:style-name="P1">在眾多的改進中，大略<text:span text:style-name="T5">可</text:span>分為使用者體驗、效能、網頁技術等三個方面</text:p>
          </table:table-cell>
        </table:table-row>
        <table:table-row>
          <table:table-cell table:style-name="表格1.A2" office:value-type="string">
            <text:p text:style-name="Table_20_Contents">03 <text:s/>UX</text:p>
          </table:table-cell>
          <table:table-cell table:style-name="表格1.B2" office:value-type="string">
            <text:p text:style-name="P3">首先從最容易被注意到的使用者介面與體驗部份開始看起</text:p>
          </table:table-cell>
        </table:table-row>
        <table:table-row>
          <table:table-cell table:style-name="表格1.A2" office:value-type="string">
            <text:p text:style-name="Table_20_Contents">04 Overview</text:p>
          </table:table-cell>
          <table:table-cell table:style-name="表格1.B2" office:value-type="string">
            <text:p text:style-name="P1">比起Firefox三點六，Firefox四顯得在介面上更為精簡</text:p>
          </table:table-cell>
        </table:table-row>
        <table:table-row>
          <table:table-cell table:style-name="表格1.A2" office:value-type="string">
            <text:p text:style-name="Table_20_Contents">05 Firefox Button</text:p>
          </table:table-cell>
          <table:table-cell table:style-name="表格1.B2" office:value-type="string">
            <text:p text:style-name="P1">原先的選單列預設被隱藏起來，以Firefox按鈕取代，重新設計過的排列方式，讓選單項目的存取更加清楚，如果在新的選單中找不到您要找的項目可以按F10顯示原先的選單列</text:p>
          </table:table-cell>
        </table:table-row>
        <table:table-row>
          <table:table-cell table:style-name="表格1.A2" office:value-type="string">
            <text:p text:style-name="Table_20_Contents">06 <text:span text:style-name="T1">分頁列置頂與應用程式分頁</text:span></text:p>
          </table:table-cell>
          <table:table-cell table:style-name="表格1.B2" office:value-type="string">
            <text:p text:style-name="P1">除了隱藏選單列選單列選單列，為了更節省空間，Firefox四也跟進採用了分頁列置頂的介面排列，但是您依然可以自訂回原先的排列方式 (示範將投影片頁面釘選成應用程式分頁)</text:p>
            <text:p text:style-name="P1">而被稱為應用程式分頁的新功能則讓您能將經常使用的網站分頁固定到分頁列的最左側方便查看並節省空間，除了瀏覽介面的精簡，在瀏覽體驗上</text:p>
          </table:table-cell>
        </table:table-row>
        <table:table-row>
          <table:table-cell table:style-name="表格1.A2" office:value-type="string">
            <text:p text:style-name="Table_20_Contents">07 <text:span text:style-name="T1">分頁群組</text:span></text:p>
          </table:table-cell>
          <table:table-cell table:style-name="表格1.B2" office:value-type="string">
            <text:p text:style-name="Table_20_Contents">Firefox<text:span text:style-name="T1">四最為人稱道的新功能便是被稱為「Panorama」的分頁群組功能，按下Ctrl + </text:span><text:span text:style-name="T2">Shift</text:span><text:span text:style-name="T1"> + E熱鍵或是按下自行添加到工具列上的分頁群組按鈕，(開始動手展示) 就能啟動分頁群組畫面，您可以自由地拖拉分頁來組織群組，並對群組命名，還有便利的搜尋功能，但您可以注意到，已被釘選的應用程式分頁會出現在每個群組裡面。當您開啟了大量分頁的時候，透過分頁群組功能，</text:span><text:span text:style-name="T3">(離開群組畫面展示分頁列) </text:span><text:span text:style-name="T1">由於只會看到目前群組的分頁，這將會是個可以讓您專心在目前進行工作的好幫手。</text:span></text:p>
          </table:table-cell>
        </table:table-row>
        <table:table-row>
          <table:table-cell table:style-name="表格1.A2" office:value-type="string">
            <text:p text:style-name="Table_20_Contents">08 <text:span text:style-name="T1">附加元件管理員</text:span></text:p>
          </table:table-cell>
          <table:table-cell table:style-name="表格1.B2" office:value-type="string">
            <text:p text:style-name="P1">附加元件管理員則從獨立的彈出視窗變成了分頁，除了有更大的呈現空間，重新設計過的頁面讓您更容易管理您的附加元件</text:p>
          </table:table-cell>
        </table:table-row>
        <table:table-row>
          <table:table-cell table:style-name="表格1.A2" office:value-type="string">
            <text:p text:style-name="Table_20_Contents">09 <text:span text:style-name="T1">網頁主控台</text:span></text:p>
          </table:table-cell>
          <table:table-cell table:style-name="表格1.B2" office:value-type="string">
            <text:p text:style-name="P1">新增的網頁主控台功能，方便您查看網頁載入過程中的各項事件的詳細資料以及錯誤，配合原本的錯誤主控台使用讓您在沒有其他偵錯工具時快速尋找網頁問題</text:p>
          </table:table-cell>
        </table:table-row>
        <table:table-row>
          <table:table-cell table:style-name="表格1.A2" office:value-type="string">
            <text:p text:style-name="Table_20_Contents">10 <text:span text:style-name="T1">切換到分頁</text:span></text:p>
          </table:table-cell>
          <table:table-cell table:style-name="表格1.B2" office:value-type="string">
            <text:p text:style-name="P1">當您迷失在大量分頁的時候，常會出現忘記自己已經開啟了某個網站於是又在網址列中輸入網址去瀏覽的情況，現在Firefox四會在您輸入時貼心提醒您並且帶您到該分頁去。(動手展示) 另外加上%字元可以將搜尋限定在已開啟的分頁中。</text:p>
          </table:table-cell>
        </table:table-row>
        <table:table-row>
          <table:table-cell table:style-name="表格1.A2" office:value-type="string">
            <text:p text:style-name="Table_20_Contents">11 Firefox<text:span text:style-name="T1">同步</text:span></text:p>
          </table:table-cell>
          <table:table-cell table:style-name="表格1.B2" office:value-type="string">
            <text:p text:style-name="P1">經常在不同的連網設備上使用您熱愛的<text:span text:style-name="T6">Firefox嗎？</text:span>之前作為套件提供的Firefox同步功能已經整合進來，您可以使用它來同步不同電腦上的分頁、書籤、歷史紀錄等等，更重要的是可以同步到Firefox行動版上，透過不同裝置的同步，在捷運上用手機瀏覽過的網頁可以方便地在回家後使用筆電同步後繼續瀏覽，將您的瀏覽歷程無縫連接。</text:p>
          </table:table-cell>
        </table:table-row>
        <table:table-row>
          <table:table-cell table:style-name="表格1.A2" office:value-type="string">
            <text:p text:style-name="Table_20_Contents">12 <text:span text:style-name="T1">平台獨有的改進</text:span></text:p>
          </table:table-cell>
          <table:table-cell table:style-name="表格1.B2" office:value-type="string">
            <text:p text:style-name="Table_20_Contents"><text:span text:style-name="T1">除了這些改進外，</text:span>Firefox<text:span text:style-name="T1">四還有些針對各平台獨</text:span><text:soft-page-break/><text:span text:style-name="T1">有的改進</text:span></text:p>
          </table:table-cell>
        </table:table-row>
        <table:table-row>
          <table:table-cell table:style-name="表格1.A2" office:value-type="string">
            <text:p text:style-name="Table_20_Contents">13 Aero Glass Windows</text:p>
          </table:table-cell>
          <table:table-cell table:style-name="表格1.B2" office:value-type="string">
            <text:p text:style-name="P1">在Windows平台上除了工作列上的按鈕縮圖與選單外，Windows 7/Vista的透明玻璃效果也完整支援了，在使用分頁群組時可以看到更完整的美觀效果呈現</text:p>
          </table:table-cell>
        </table:table-row>
        <table:table-row>
          <table:table-cell table:style-name="表格1.A2" office:value-type="string">
            <text:p text:style-name="Table_20_Contents">14 OOPP Mac</text:p>
          </table:table-cell>
          <table:table-cell table:style-name="表格1.B2" office:value-type="string">
            <text:p text:style-name="P1">在Mac平台上則是引進了之前在其他平台上已有的外掛程序分離功能，當Flash等外掛程式停擺的時候將不會對Firefox本身造成嚴重的影響，例如Flash外掛出現問題時，只要重新整理一下網頁就能再正常運作</text:p>
          </table:table-cell>
        </table:table-row>
        <table:table-row>
          <table:table-cell table:style-name="表格1.A2" office:value-type="string">
            <text:p text:style-name="Table_20_Contents">15 Image Anti alias Linux</text:p>
          </table:table-cell>
          <table:table-cell table:style-name="表格1.B2" office:value-type="string">
            <text:p text:style-name="P1">如果你跟我一樣為了照顧眼睛常常把窄版網頁縮放到寬度恰好塞滿螢幕的話，在Linux平台上使用之前的Firefox時就會發現圖片隨著頁面放大後像素邊緣鋸齒特別地明顯，而Firefox四改善了這個Linux版獨有的老問題，放大後的圖片再也不會給人模糊不清的感覺了</text:p>
          </table:table-cell>
        </table:table-row>
        <table:table-row>
          <table:table-cell table:style-name="表格1.A2" office:value-type="string">
            <text:p text:style-name="Table_20_Contents">16 <text:span text:style-name="T1">效能</text:span></text:p>
          </table:table-cell>
          <table:table-cell table:style-name="表格1.B2" office:value-type="string">
            <text:p text:style-name="P4">看完外在表現<text:span text:style-name="T7">後</text:span>我們看看內在的效能改進</text:p>
          </table:table-cell>
        </table:table-row>
        <table:table-row>
          <table:table-cell table:style-name="表格1.A2" office:value-type="string">
            <text:p text:style-name="Table_20_Contents">17 JS<text:span text:style-name="T1">更快</text:span></text:p>
          </table:table-cell>
          <table:table-cell table:style-name="表格1.B2" office:value-type="string">
            <text:p text:style-name="P1">根據Mozilla的宣傳數據，Firefox四比起Firefox三點六在Javascript的執行速度上快了三到六倍</text:p>
          </table:table-cell>
        </table:table-row>
        <table:table-row>
          <table:table-cell table:style-name="表格1.A2" office:value-type="string">
            <text:p text:style-name="Table_20_Contents">18 JS Monkeys</text:p>
          </table:table-cell>
          <table:table-cell table:style-name="表格1.B2" office:value-type="string">
            <text:p text:style-name="P1">這是在原有的Javascript引擎上繼續再追加其他技術改進的成果</text:p>
          </table:table-cell>
        </table:table-row>
        <table:table-row>
          <table:table-cell table:style-name="表格1.A2" office:value-type="string">
            <text:p text:style-name="Table_20_Contents">19 <text:span text:style-name="T1">圖像硬體加速</text:span></text:p>
          </table:table-cell>
          <table:table-cell table:style-name="表格1.B2" office:value-type="string">
            <text:p text:style-name="P1">除了Javascript的效能增長，Firefox四也透過圖像硬體加速的方式，來讓頁面的生成更加快速，您可以在網址列中輸入about:support來查看您的硬體支援資訊</text:p>
          </table:table-cell>
        </table:table-row>
        <table:table-row>
          <table:table-cell table:style-name="表格1.A2" office:value-type="string">
            <text:p text:style-name="Table_20_Contents">20 <text:span text:style-name="T1">啟動速度</text:span></text:p>
          </table:table-cell>
          <table:table-cell table:style-name="表格1.B2" office:value-type="string">
            <text:p text:style-name="P1">另外Firefox四也有更快的啟動速度，而Mozilla也開始重視套件使用對Firefox啟動速度的影響，開始公佈影響Firefox啟動速度的套件排名，但老實說這些數字是相對於Firefox已經很快的啟動速度，可以不必太在意自己使用的套件是否榜上有名。順帶一提，IE9這方面則是會在啟動速度受到影響時主動告知使用者是哪些附加元件搞的鬼</text:p>
          </table:table-cell>
        </table:table-row>
        <table:table-row>
          <table:table-cell table:style-name="表格1.A2" office:value-type="string">
            <text:p text:style-name="Table_20_Contents">21 <text:span text:style-name="T1">網頁技術</text:span></text:p>
          </table:table-cell>
          <table:table-cell table:style-name="表格1.B2" office:value-type="string">
            <text:p text:style-name="P1">Firefox四這次加入了許多新的網頁技術支援</text:p>
          </table:table-cell>
        </table:table-row>
        <table:table-row>
          <table:table-cell table:style-name="表格1.A2" office:value-type="string">
            <text:p text:style-name="Table_20_Contents">22 HTML5</text:p>
          </table:table-cell>
          <table:table-cell table:style-name="表格1.B2" office:value-type="string">
            <text:p text:style-name="P1">以最近經常成為話題，各家瀏覽器紛紛主打宣傳的HTML5來說</text:p>
          </table:table-cell>
        </table:table-row>
        <table:table-row>
          <table:table-cell table:style-name="表格1.A2" office:value-type="string">
            <text:p text:style-name="Table_20_Contents">23 Audio API</text:p>
          </table:table-cell>
          <table:table-cell table:style-name="表格1.B2" office:value-type="string">
            <text:p text:style-name="P1">在audio標籤上實現了音效API，(點擊播放)因而可以具象化這些音效資料，分析這些資料，甚至是創造出新的音效資料。</text:p>
          </table:table-cell>
        </table:table-row>
        <table:table-row>
          <table:table-cell table:style-name="表格1.A2" office:value-type="string">
            <text:p text:style-name="Table_20_Contents">24 WebM</text:p>
          </table:table-cell>
          <table:table-cell table:style-name="表格1.B2" office:value-type="string">
            <text:p text:style-name="Table_20_Contents"><text:span text:style-name="T1">(點擊播放)有聲就要有影，video標籤現在支援播放Google目前在YouTube上力推的WebM影片格式</text:span><text:span text:style-name="T2">，</text:span><text:span text:style-name="T4">更小的檔案有更好的畫質可以節省網路頻寬</text:span></text:p>
          </table:table-cell>
        </table:table-row>
        <table:table-row>
          <table:table-cell table:style-name="表格1.A2" office:value-type="string">
            <text:p text:style-name="Table_20_Contents">25 CSS3</text:p>
          </table:table-cell>
          <table:table-cell table:style-name="表格1.B2" office:value-type="string">
            <text:p text:style-name="P1">相當受到歡迎的CSS3圓角框以及區塊陰影特效現在已經成為正式支援的功能，還有加入了實驗中的漸變特效，這份投影片就是用這個特效來讓各位暈頭轉向的，(按下換頁) 對，就是這個效果</text:p>
          </table:table-cell>
        </table:table-row>
        <table:table-row>
          <table:table-cell table:style-name="表格1.A2" office:value-type="string">
            <text:p text:style-name="Table_20_Contents">26 <text:span text:style-name="T1">網路字型</text:span></text:p>
          </table:table-cell>
          <table:table-cell table:style-name="表格1.B2" office:value-type="string">
            <text:p text:style-name="P1">在原先的網頁字型基礎上，這次更完整地支援了字距、連字、字形變體等特色，就如你所見，這些都是可以選取的文字，字型效果是繪製出來的，而不是貼上來的圖片。(打開 Lost World Fairs)字體風<text:soft-page-break/>格的繽紛多樣， 將會讓網頁上呈現的文字之美更為精彩</text:p>
          </table:table-cell>
        </table:table-row>
        <table:table-row>
          <table:table-cell table:style-name="表格1.A2" office:value-type="string">
            <text:p text:style-name="Table_20_Contents">27 WebGL</text:p>
          </table:table-cell>
          <table:table-cell table:style-name="表格1.B2" office:value-type="string">
            <text:p text:style-name="P1">更為絢麗的是將3D模型直接呈現在網頁上，(展示WebGL動畫) 透過WebGL技術把在3D建模軟體中製作的模型動畫繪製出來，(切換回投影片) 或者像Google Body那樣，(展示Google Body)作到模型動畫與使用者之間的互動，(切換回投影片) 這在網頁應用程式的呈現上加深了各種可能性</text:p>
          </table:table-cell>
        </table:table-row>
        <table:table-row>
          <table:table-cell table:style-name="表格1.A2" office:value-type="string">
            <text:p text:style-name="Table_20_Contents">28 <text:span text:style-name="T1">遊戲</text:span></text:p>
          </table:table-cell>
          <table:table-cell table:style-name="表格1.B2" office:value-type="string">
            <text:p text:style-name="P1">在各種可能性當中，這些網頁技術結合起來最讓人感到興奮的應用就是遊戲製作了，Mozilla也舉辦了一個遊戲比賽，展示了許多有趣的遊戲作品，這裡我請我們可愛的吉祥物小莎來示範一款小品遊戲 (打開Runfield展示)</text:p>
          </table:table-cell>
        </table:table-row>
        <table:table-row>
          <table:table-cell table:style-name="表格1.A2" office:value-type="string">
            <text:p text:style-name="Table_20_Contents">29 <text:span text:style-name="T1">摩茲拉奇幻網路</text:span></text:p>
          </table:table-cell>
          <table:table-cell table:style-name="表格1.B2" office:value-type="string">
            <text:p text:style-name="P1">感謝小莎的賣力奔跑演出，除了這款遊戲以外，在Mozilla的奇幻網路展示網站裡面還有更多新奇有趣、聲色俱佳的案例，請務必要用Firefox四開來玩玩看</text:p>
          </table:table-cell>
        </table:table-row>
        <table:table-row>
          <table:table-cell table:style-name="表格1.A2" office:value-type="string">
            <text:p text:style-name="Table_20_Contents">30 <text:span text:style-name="T1">新版本</text:span></text:p>
          </table:table-cell>
          <table:table-cell table:style-name="表格1.B2" office:value-type="string">
            <text:p text:style-name="P1">因為使用新的版本才能體驗新的瀏覽效果，而一直以來，對有興趣追蹤新版本開發過程的熱情粉絲來說</text:p>
          </table:table-cell>
        </table:table-row>
        <table:table-row>
          <table:table-cell table:style-name="表格1.A2" office:value-type="string">
            <text:p text:style-name="Table_20_Contents">31 <text:span text:style-name="T1">地雷沒了</text:span></text:p>
          </table:table-cell>
          <table:table-cell table:style-name="表格1.B2" office:value-type="string">
            <text:p text:style-name="P1">唯一的管道就只有去安裝開發中的每日測試版，但是也因為不穩定「偶爾」會發生弄爛設定檔的情況，所以才被我們戲稱為踩地雷</text:p>
          </table:table-cell>
        </table:table-row>
        <table:table-row>
          <table:table-cell table:style-name="表格1.A2" office:value-type="string">
            <text:p text:style-name="Table_20_Contents">32 曙<text:span text:style-name="T1">光</text:span></text:p>
          </table:table-cell>
          <table:table-cell table:style-name="表格1.B2" office:value-type="string">
            <text:p text:style-name="P1">現在多了一個Aurora曙光測試版本，採用間隔較久但相對穩健的更新週期，可以滿足那些既期待又怕受傷害的嚐鮮心理</text:p>
          </table:table-cell>
        </table:table-row>
        <table:table-row>
          <table:table-cell table:style-name="表格1.A2" office:value-type="string">
            <text:p text:style-name="Table_20_Contents">33 <text:span text:style-name="T1">新的測試版本</text:span></text:p>
          </table:table-cell>
          <table:table-cell table:style-name="表格1.B2" office:value-type="string">
            <text:p text:style-name="P1">而原先的每日測試版也被改名為Nightly，再加上<text:span text:style-name="T8">Beta</text:span>公開測試版，構成了測試版的三個分支</text:p>
          </table:table-cell>
        </table:table-row>
        <table:table-row>
          <table:table-cell table:style-name="表格1.A2" office:value-type="string">
            <text:p text:style-name="Table_20_Contents">34 <text:span text:style-name="T1">更快的發布節奏</text:span></text:p>
          </table:table-cell>
          <table:table-cell table:style-name="表格1.B2" office:value-type="string">
            <text:p text:style-name="P1">當然別忘了把正式發行版也放進來，現在總共有四種不同的發行路線，多路並進構成接下來更快的發行節奏</text:p>
          </table:table-cell>
        </table:table-row>
        <table:table-row>
          <table:table-cell table:style-name="表格1.A2" office:value-type="string">
            <text:p text:style-name="Table_20_Contents">35 <text:span text:style-name="T1">火狐健身房</text:span></text:p>
          </table:table-cell>
          <table:table-cell table:style-name="表格1.B2" office:value-type="string">
            <text:p text:style-name="P1">除了開發的步調加快，如果你關心Firefox跑得是不是也越來越快，在「我們已經夠快了嗎」網站上紀錄了Firefox目前努力鍛鍊的過程，更可以看到與其它選手的成績比較</text:p>
          </table:table-cell>
        </table:table-row>
        <table:table-row>
          <table:table-cell table:style-name="表格1.A2" office:value-type="string">
            <text:p text:style-name="Table_20_Contents">36 <text:span text:style-name="T1">火狐美容院</text:span></text:p>
          </table:table-cell>
          <table:table-cell table:style-name="表格1.B2" office:value-type="string">
            <text:p text:style-name="P1">或者你比較在意接下來Firefox的長相，可以常常到「我們已經夠美了嗎」網站上看看Firefox接下來打算做什麼樣的打扮</text:p>
          </table:table-cell>
        </table:table-row>
        <table:table-row>
          <table:table-cell table:style-name="表格1.A2" office:value-type="string">
            <text:p text:style-name="Table_20_Contents">37 <text:span text:style-name="T1">更多Firefox 4介紹</text:span></text:p>
          </table:table-cell>
          <table:table-cell table:style-name="表格1.B2" office:value-type="string">
            <text:p text:style-name="Table_20_Contents"><text:span text:style-name="T1">最後，</text:span>Firefox<text:span text:style-name="T1">四的改進與新功能實在太多，我們這份投影片只能稍稍地帶過，想瞭解更多Firefox四的成就，歡迎到我們的派對網頁上打開這份投影片，實際體驗與探索更多Firefox四的迷人之處</text:span></text:p>
          </table:table-cell>
        </table:table-row>
        <table:table-row>
          <table:table-cell table:style-name="表格1.A2" office:value-type="string">
            <text:p text:style-name="P1">38 謝謝！</text:p>
          </table:table-cell>
          <table:table-cell table:style-name="表格1.B2" office:value-type="string">
            <text:p text:style-name="P1">那麼我就為各位介紹到這裡，謝謝大家～</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新細明體" svg:font-family="新細明體"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Microsoft YaHei"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新細明體"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1T10:24:11.85</meta:creation-date>
    <dc:date>2011-04-24T10:10:42</dc:date>
    <meta:editing-duration>PT14H59M05S</meta:editing-duration>
    <meta:editing-cycles>39</meta:editing-cycles>
    <meta:generator>OpenOffice.org/3.2$Linux OpenOffice.org_project/320m19$Build-9505</meta:generator>
    <dc:creator>WM </dc:creator>
    <meta:document-statistic meta:table-count="1" meta:image-count="0" meta:object-count="0" meta:page-count="3" meta:paragraph-count="77" meta:word-count="1654" meta:character-count="3328"/>
  </office:meta>
</office:document-meta>
</file>